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4146in"/>
    </style:style>
    <style:style style:name="co4" style:family="table-column">
      <style:table-column-properties fo:break-before="auto" style:column-width="0.4043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2">
          <table:table-cell office:value-type="string">
            <text:p>BookID 1-20</text:p>
          </table:table-cell>
          <table:table-cell office:value-type="string">
            <text:p>BranchID 1-4</text:p>
          </table:table-cell>
          <table:table-cell office:value-type="string">
            <text:p>CardNo 1-8</text:p>
          </table:table-cell>
          <table:table-cell office:value-type="string">
            <text:p>DateOut</text:p>
          </table:table-cell>
          <table:table-cell office:value-type="string">
            <text:p>YYYY-MM-DD due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251">
            <text:p>1251</text:p>
          </table:table-cell>
          <table:table-cell table:style-name="ce1" office:value-type="string">
            <text:p>2016-10-21</text:p>
          </table:table-cell>
          <table:table-cell office:value-type="string">
            <text:p>2016-11-21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251">
            <text:p>1251</text:p>
          </table:table-cell>
          <table:table-cell table:style-name="ce1" office:value-type="string">
            <text:p>2016-10-21</text:p>
          </table:table-cell>
          <table:table-cell office:value-type="string">
            <text:p>2016-11-21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251">
            <text:p>1251</text:p>
          </table:table-cell>
          <table:table-cell table:style-name="ce1" office:value-type="string">
            <text:p>2016-10-21</text:p>
          </table:table-cell>
          <table:table-cell office:value-type="string">
            <text:p>2016-11-21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1251">
            <text:p>1251</text:p>
          </table:table-cell>
          <table:table-cell table:style-name="ce1" office:value-type="string">
            <text:p>2016-10-21</text:p>
          </table:table-cell>
          <table:table-cell office:value-type="string">
            <text:p>2016-11-2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51">
            <text:p>1251</text:p>
          </table:table-cell>
          <table:table-cell table:style-name="ce1" office:value-type="string">
            <text:p>2016-10-21</text:p>
          </table:table-cell>
          <table:table-cell office:value-type="string">
            <text:p>2016-11-21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51">
            <text:p>1251</text:p>
          </table:table-cell>
          <table:table-cell table:style-name="ce1" office:value-type="string">
            <text:p>2016-10-21</text:p>
          </table:table-cell>
          <table:table-cell office:value-type="string">
            <text:p>2016-11-21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3-10</text:p>
          </table:table-cell>
          <table:table-cell office:value-type="string">
            <text:p>2016-04-10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3-21</text:p>
          </table:table-cell>
          <table:table-cell office:value-type="string">
            <text:p>2016-04-21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3-05</text:p>
          </table:table-cell>
          <table:table-cell office:value-type="string">
            <text:p>2016-04-05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2-21</text:p>
          </table:table-cell>
          <table:table-cell office:value-type="string">
            <text:p>2016-03-21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3-22</text:p>
          </table:table-cell>
          <table:table-cell office:value-type="string">
            <text:p>2016-04-22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5-15</text:p>
          </table:table-cell>
          <table:table-cell office:value-type="string">
            <text:p>2016-06-05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10-13</text:p>
          </table:table-cell>
          <table:table-cell office:value-type="string">
            <text:p>2016-11-13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52">
            <text:p>1252</text:p>
          </table:table-cell>
          <table:table-cell table:style-name="ce1" office:value-type="string">
            <text:p>2016-09-15</text:p>
          </table:table-cell>
          <table:table-cell office:value-type="string">
            <text:p>2016-10-15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53">
            <text:p>1253</text:p>
          </table:table-cell>
          <table:table-cell table:style-name="ce1" office:value-type="string">
            <text:p>2016-07-19</text:p>
          </table:table-cell>
          <table:table-cell office:value-type="string">
            <text:p>2016-08-19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53">
            <text:p>1253</text:p>
          </table:table-cell>
          <table:table-cell table:style-name="ce1" office:value-type="string">
            <text:p>2016-01-06</text:p>
          </table:table-cell>
          <table:table-cell office:value-type="string">
            <text:p>2016-02-06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table:style-name="ce1" office:value-type="string">
            <text:p>2016-07-12</text:p>
          </table:table-cell>
          <table:table-cell office:value-type="string">
            <text:p>2016-08-12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53">
            <text:p>1253</text:p>
          </table:table-cell>
          <table:table-cell table:style-name="ce1" office:value-type="string">
            <text:p>2016-07-07</text:p>
          </table:table-cell>
          <table:table-cell office:value-type="string">
            <text:p>2016-08-07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53">
            <text:p>1253</text:p>
          </table:table-cell>
          <table:table-cell table:style-name="ce1" office:value-type="string">
            <text:p>2016-01-09</text:p>
          </table:table-cell>
          <table:table-cell office:value-type="string">
            <text:p>2016-02-09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54">
            <text:p>1254</text:p>
          </table:table-cell>
          <table:table-cell table:style-name="ce1" office:value-type="string">
            <text:p>2016-03-16</text:p>
          </table:table-cell>
          <table:table-cell office:value-type="string">
            <text:p>2016-04-16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2-15</text:p>
          </table:table-cell>
          <table:table-cell office:value-type="string">
            <text:p>2016-03-15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7-14</text:p>
          </table:table-cell>
          <table:table-cell office:value-type="string">
            <text:p>2016-08-14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4-15</text:p>
          </table:table-cell>
          <table:table-cell office:value-type="string">
            <text:p>2016-05-15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7-24</text:p>
          </table:table-cell>
          <table:table-cell office:value-type="string">
            <text:p>2016-08-24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3-13</text:p>
          </table:table-cell>
          <table:table-cell office:value-type="string">
            <text:p>2016-04-13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2-05</text:p>
          </table:table-cell>
          <table:table-cell office:value-type="string">
            <text:p>2016-03-05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6-03</text:p>
          </table:table-cell>
          <table:table-cell office:value-type="string">
            <text:p>2016-07-03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3-03</text:p>
          </table:table-cell>
          <table:table-cell office:value-type="string">
            <text:p>2016-04-03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3-18</text:p>
          </table:table-cell>
          <table:table-cell office:value-type="string">
            <text:p>2016-04-18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5-18</text:p>
          </table:table-cell>
          <table:table-cell office:value-type="string">
            <text:p>2016-06-18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2-15</text:p>
          </table:table-cell>
          <table:table-cell office:value-type="string">
            <text:p>2016-03-15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6-25</text:p>
          </table:table-cell>
          <table:table-cell office:value-type="string">
            <text:p>2016-07-25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7-09</text:p>
          </table:table-cell>
          <table:table-cell office:value-type="string">
            <text:p>2016-08-09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table:style-name="ce1" office:value-type="string">
            <text:p>2016-08-25</text:p>
          </table:table-cell>
          <table:table-cell office:value-type="string">
            <text:p>2016-09-25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6-24</text:p>
          </table:table-cell>
          <table:table-cell office:value-type="string">
            <text:p>2016-0724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8-20</text:p>
          </table:table-cell>
          <table:table-cell office:value-type="string">
            <text:p>2016-09-20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1-24</text:p>
          </table:table-cell>
          <table:table-cell office:value-type="string">
            <text:p>2016-02-24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1-21</text:p>
          </table:table-cell>
          <table:table-cell office:value-type="string">
            <text:p>2016-02-21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1-10</text:p>
          </table:table-cell>
          <table:table-cell office:value-type="string">
            <text:p>2016-02-10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8-06</text:p>
          </table:table-cell>
          <table:table-cell office:value-type="string">
            <text:p>2016-09-06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4-05</text:p>
          </table:table-cell>
          <table:table-cell office:value-type="string">
            <text:p>2016-05-05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4-07</text:p>
          </table:table-cell>
          <table:table-cell office:value-type="string">
            <text:p>2016-05-07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6-15</text:p>
          </table:table-cell>
          <table:table-cell office:value-type="string">
            <text:p>2016-07-15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1-16</text:p>
          </table:table-cell>
          <table:table-cell office:value-type="string">
            <text:p>2016-02-16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3-03</text:p>
          </table:table-cell>
          <table:table-cell office:value-type="string">
            <text:p>2016-04-03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10-25</text:p>
          </table:table-cell>
          <table:table-cell office:value-type="string">
            <text:p>2016-11-25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56">
            <text:p>1256</text:p>
          </table:table-cell>
          <table:table-cell table:style-name="ce1" office:value-type="string">
            <text:p>2016-09-07</text:p>
          </table:table-cell>
          <table:table-cell office:value-type="string">
            <text:p>2016-10-07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57">
            <text:p>1257</text:p>
          </table:table-cell>
          <table:table-cell table:style-name="ce1" office:value-type="string">
            <text:p>2016-05-18</text:p>
          </table:table-cell>
          <table:table-cell office:value-type="string">
            <text:p>2016-06-18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7">
            <text:p>1257</text:p>
          </table:table-cell>
          <table:table-cell table:style-name="ce1" office:value-type="string">
            <text:p>2016-08-07</text:p>
          </table:table-cell>
          <table:table-cell office:value-type="string">
            <text:p>2016-09-07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table:style-name="ce1" office:value-type="string">
            <text:p>2016-10-17</text:p>
          </table:table-cell>
          <table:table-cell office:value-type="string">
            <text:p>2016-11-17</text:p>
          </table:table-cell>
          <table:table-cell table:number-columns-repeated="11"/>
        </table:table-row>
        <table:table-row table:style-name="ro2" table:number-rows-repeated="104851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6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sowski</meta:initial-creator>
    <meta:creation-date>2016-10-31T19:53:00.93</meta:creation-date>
    <dc:date>2016-11-01T16:39:10.78</dc:date>
    <dc:creator>John Ossowski</dc:creator>
    <meta:editing-duration>PT16M17S</meta:editing-duration>
    <meta:editing-cycles>2</meta:editing-cycles>
    <meta:generator>OpenOffice/4.1.3$Win32 OpenOffice.org_project/413m1$Build-9783</meta:generator>
    <meta:document-statistic meta:table-count="3" meta:cell-count="305" meta:object-count="0"/>
  </office:meta>
</office:document-meta>
</file>